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background-color="#ffffd7" fo:padding="0.097cm" fo:border="0.5pt solid #000000">
        <style:background-image/>
      </style:table-cell-properties>
    </style:style>
    <style:style style:name="Tabla3.A2" style:family="table-cell">
      <style:table-cell-properties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fo:background-color="#ffffd7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.A4" style:family="table-cell">
      <style:table-cell-properties fo:padding="0.097cm" fo:border-left="0.5pt solid #000000" fo:border-right="0.5pt solid #000000" fo:border-top="none" fo:border-bottom="0.5pt solid #000000"/>
    </style:style>
    <style:style style:name="Tabla3.A6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cm" table:align="left" fo:keep-with-next="always"/>
    </style:style>
    <style:style style:name="Tabla1.A" style:family="table-column">
      <style:table-column-properties style:column-width="4.128cm"/>
    </style:style>
    <style:style style:name="Tabla1.B" style:family="table-column">
      <style:table-column-properties style:column-width="3.844cm"/>
    </style:style>
    <style:style style:name="Tabla1.C" style:family="table-column">
      <style:table-column-properties style:column-width="2.992cm"/>
    </style:style>
    <style:style style:name="Tabla1.D" style:family="table-column">
      <style:table-column-properties style:column-width="3.041cm"/>
    </style:style>
    <style:style style:name="Tabla1.E" style:family="table-column">
      <style:table-column-properties style:column-width="2.997cm"/>
    </style:style>
    <style:style style:name="Tab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1.E1" style:family="table-cell">
      <style:table-cell-properties style:vertical-align="middle" fo:padding="0.049cm" fo:border="0.05pt solid #000000"/>
    </style:style>
    <style:style style:name="Tab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833cm" style:rel-column-width="10921*"/>
    </style:style>
    <style:style style:name="Tabla4.B" style:family="table-column">
      <style:table-column-properties style:column-width="2.833cm" style:rel-column-width="10923*"/>
    </style:style>
    <style:style style:name="Tabla4.C" style:family="table-column">
      <style:table-column-properties style:column-width="2.833cm" style:rel-column-width="10922*"/>
    </style:style>
    <style:style style:name="Tabla4.F" style:family="table-column">
      <style:table-column-properties style:column-width="2.835cm" style:rel-column-width="10926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4.F1" style:family="table-cell">
      <style:table-cell-properties style:vertical-align="middle"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371743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7a114"/>
    </style:style>
    <style:style style:name="P5" style:family="paragraph" style:parent-style-name="Standard">
      <style:paragraph-properties fo:text-align="justify" style:justify-single-word="false"/>
      <style:text-properties officeooo:paragraph-rsid="002d3a21"/>
    </style:style>
    <style:style style:name="P6" style:family="paragraph" style:parent-style-name="Table_20_Contents">
      <style:paragraph-properties fo:text-align="justify" style:justify-single-word="false"/>
      <style:text-properties officeooo:paragraph-rsid="00295133"/>
    </style:style>
    <style:style style:name="P7" style:family="paragraph" style:parent-style-name="Standard">
      <style:paragraph-properties fo:text-align="justify" style:justify-single-word="false"/>
      <style:text-properties officeooo:paragraph-rsid="004366f4"/>
    </style:style>
    <style:style style:name="P8" style:family="paragraph" style:parent-style-name="Standard">
      <style:paragraph-properties fo:text-align="justify" style:justify-single-word="false"/>
      <style:text-properties officeooo:paragraph-rsid="00524631"/>
    </style:style>
    <style:style style:name="P9" style:family="paragraph" style:parent-style-name="Standard">
      <style:paragraph-properties fo:text-align="justify" style:justify-single-word="false"/>
      <style:text-properties officeooo:paragraph-rsid="0054f05d"/>
    </style:style>
    <style:style style:name="P10" style:family="paragraph" style:parent-style-name="Standard">
      <style:paragraph-properties fo:text-align="justify" style:justify-single-word="false"/>
      <style:text-properties fo:font-weight="normal" officeooo:paragraph-rsid="002356a8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weight="normal" officeooo:paragraph-rsid="002356a8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weight="normal" officeooo:paragraph-rsid="0069c0c9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rsid="00015b1a" officeooo:paragraph-rsid="00295133"/>
    </style:style>
    <style:style style:name="P14" style:family="paragraph" style:parent-style-name="Standard">
      <style:paragraph-properties fo:text-align="justify" style:justify-single-word="false"/>
      <style:text-properties officeooo:rsid="00326c15" officeooo:paragraph-rsid="00326c15"/>
    </style:style>
    <style:style style:name="P15" style:family="paragraph" style:parent-style-name="Standard">
      <style:paragraph-properties fo:text-align="justify" style:justify-single-word="false"/>
      <style:text-properties officeooo:rsid="00326c15" officeooo:paragraph-rsid="00326d53"/>
    </style:style>
    <style:style style:name="P16" style:family="paragraph" style:parent-style-name="Standard">
      <style:paragraph-properties fo:text-align="justify" style:justify-single-word="false"/>
      <style:text-properties officeooo:rsid="00326c15" officeooo:paragraph-rsid="00524631"/>
    </style:style>
    <style:style style:name="P17" style:family="paragraph" style:parent-style-name="Standard">
      <style:paragraph-properties fo:text-align="justify" style:justify-single-word="false"/>
      <style:text-properties officeooo:rsid="00326c15" officeooo:paragraph-rsid="0054f05d"/>
    </style:style>
    <style:style style:name="P18" style:family="paragraph" style:parent-style-name="Standard">
      <style:text-properties officeooo:paragraph-rsid="00371743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84fd2" officeooo:paragraph-rsid="00295133" fo:background-color="transparent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84fd2" officeooo:paragraph-rsid="00295133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officeooo:rsid="00084fd2" officeooo:paragraph-rsid="00295133"/>
    </style:style>
    <style:style style:name="P22" style:family="paragraph" style:parent-style-name="Table_20_Contents">
      <style:paragraph-properties fo:text-align="justify" style:justify-single-word="false"/>
      <style:text-properties officeooo:rsid="0036bb76" officeooo:paragraph-rsid="00371743"/>
    </style:style>
    <style:style style:name="P23" style:family="paragraph" style:parent-style-name="Table_20_Contents">
      <style:paragraph-properties fo:text-align="center" style:justify-single-word="false"/>
      <style:text-properties officeooo:rsid="00371743" officeooo:paragraph-rsid="00371743"/>
    </style:style>
    <style:style style:name="P24" style:family="paragraph" style:parent-style-name="Table_20_Contents">
      <style:paragraph-properties fo:text-align="center" style:justify-single-word="false"/>
      <style:text-properties officeooo:rsid="0037de56" officeooo:paragraph-rsid="0037de56"/>
    </style:style>
    <style:style style:name="P25" style:family="paragraph" style:parent-style-name="Text_20_body">
      <style:paragraph-properties fo:text-align="center" style:justify-single-word="false"/>
      <style:text-properties fo:font-size="18pt" fo:font-weight="bold" officeooo:paragraph-rsid="002b1c7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margin-left="1.251cm" fo:margin-right="0cm" fo:text-indent="0cm" style:auto-text-indent="false"/>
      <style:text-properties style:font-name="Liberation Serif" fo:font-size="12pt" style:font-size-asian="12pt" style:font-size-complex="12pt"/>
    </style:style>
    <style:style style:name="P27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  <style:text-properties style:font-name="Liberation Serif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fo:font-weight="normal" officeooo:paragraph-rsid="00524631" style:font-weight-asian="normal" style:font-weight-complex="normal"/>
    </style:style>
    <style:style style:name="P29" style:family="paragraph" style:parent-style-name="Text_20_body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style:font-name="Liberation Serif" fo:font-size="10pt" fo:font-weight="normal" officeooo:paragraph-rsid="00524631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fo:font-size="9pt" style:font-size-asian="9pt" style:font-size-complex="9pt"/>
    </style:style>
    <style:style style:name="P31" style:family="paragraph" style:parent-style-name="Table_20_Heading">
      <style:text-properties fo:font-size="9pt" style:font-size-asian="9pt" style:font-size-complex="9pt"/>
    </style:style>
    <style:style style:name="P32" style:family="paragraph" style:parent-style-name="Table_20_Contents">
      <style:text-properties fo:font-size="9pt" officeooo:paragraph-rsid="00656e74" style:font-size-asian="9pt" style:font-size-complex="9pt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Heading_20_1">
      <style:text-properties officeooo:rsid="0028688d"/>
    </style:style>
    <style:style style:name="P38" style:family="paragraph" style:parent-style-name="Heading_20_1">
      <style:text-properties officeooo:paragraph-rsid="0042a665"/>
    </style:style>
    <style:style style:name="P39" style:family="paragraph" style:parent-style-name="Heading_20_2">
      <style:paragraph-properties fo:break-before="page"/>
      <style:text-properties officeooo:paragraph-rsid="0062bc15"/>
    </style:style>
    <style:style style:name="P40" style:family="paragraph" style:parent-style-name="Heading_20_2">
      <style:text-properties officeooo:paragraph-rsid="0062bc15"/>
    </style:style>
    <style:style style:name="P41" style:family="paragraph" style:parent-style-name="Preformatted_20_Text" style:list-style-name="L6">
      <style:text-properties style:font-name="Liberation Serif" fo:font-size="12pt" style:font-size-asian="12pt" style:font-size-complex="12pt"/>
    </style:style>
    <style:style style:name="P42" style:family="paragraph" style:parent-style-name="Standard" style:list-style-name="L1">
      <style:paragraph-properties fo:text-align="justify" style:justify-single-word="false"/>
      <style:text-properties officeooo:rsid="0028688d"/>
    </style:style>
    <style:style style:name="P43" style:family="paragraph" style:parent-style-name="Standard" style:list-style-name="L1">
      <style:paragraph-properties fo:text-align="justify" style:justify-single-word="false"/>
      <style:text-properties officeooo:rsid="00652e9a" officeooo:paragraph-rsid="00652e9a"/>
    </style:style>
    <style:style style:name="P44" style:family="paragraph" style:parent-style-name="Standard" style:list-style-name="L2">
      <style:paragraph-properties fo:text-align="justify" style:justify-single-word="false"/>
      <style:text-properties officeooo:paragraph-rsid="004366f4"/>
    </style:style>
    <style:style style:name="P45" style:family="paragraph" style:parent-style-name="Text_20_body">
      <style:paragraph-properties fo:text-align="justify" style:justify-single-word="false"/>
      <style:text-properties style:font-name="Liberation Serif" fo:font-weight="normal" officeooo:paragraph-rsid="0069c0c9" style:font-weight-asian="normal" style:font-weight-complex="normal"/>
    </style:style>
    <style:style style:name="P46" style:family="paragraph" style:parent-style-name="Text_20_body" style:list-style-name="L4">
      <style:paragraph-properties fo:text-align="justify" style:justify-single-word="false"/>
      <style:text-properties style:font-name="Liberation Serif" fo:font-weight="normal" officeooo:paragraph-rsid="00524631" style:font-weight-asian="normal" style:font-weight-complex="normal"/>
    </style:style>
    <style:style style:name="P47" style:family="paragraph" style:parent-style-name="Text_20_body" style:list-style-name="L4">
      <style:paragraph-properties fo:text-align="justify" style:justify-single-word="false"/>
      <style:text-properties style:font-name="Liberation Serif" fo:font-weight="normal" officeooo:paragraph-rsid="0056e5dc" style:font-weight-asian="normal" style:font-weight-complex="normal"/>
    </style:style>
    <style:style style:name="P48" style:family="paragraph" style:parent-style-name="Text_20_body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style:font-name="Liberation Serif" fo:font-weight="normal" officeooo:paragraph-rsid="00524631" style:font-weight-asian="normal" style:font-weight-complex="normal"/>
    </style:style>
    <style:style style:name="P49" style:family="paragraph" style:parent-style-name="Text_20_body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style:font-name="Liberation Serif" fo:font-size="10pt" fo:font-weight="normal" officeooo:paragraph-rsid="00524631" style:font-size-asian="10pt" style:font-weight-asian="normal" style:font-size-complex="10pt" style:font-weight-complex="normal"/>
    </style:style>
    <style:style style:name="P50" style:family="paragraph" style:parent-style-name="Text_20_body" style:list-style-name="L6">
      <style:paragraph-properties fo:margin-top="0cm" fo:margin-bottom="0cm" style:contextual-spacing="false" fo:padding="0cm" fo:border="none"/>
      <style:text-properties style:font-name="Liberation Serif" fo:font-size="12pt" style:font-size-asian="12pt" style:font-size-complex="12pt"/>
    </style:style>
    <style:style style:name="P51" style:family="paragraph" style:parent-style-name="Text_20_body" style:list-style-name="L6">
      <style:paragraph-properties fo:margin-top="0cm" fo:margin-bottom="0.212cm" style:contextual-spacing="false" fo:padding="0cm" fo:border="none"/>
      <style:text-properties style:font-name="Liberation Serif" fo:font-size="12pt" style:font-size-asian="12pt" style:font-size-complex="12pt"/>
    </style:style>
    <style:style style:name="P52" style:family="paragraph" style:parent-style-name="Text_20_body" style:list-style-name="L3">
      <style:paragraph-properties fo:margin-top="0cm" fo:margin-bottom="0cm" style:contextual-spacing="false" fo:padding="0cm" fo:border="none"/>
      <style:text-properties officeooo:paragraph-rsid="00524631"/>
    </style:style>
    <style:style style:name="P53" style:family="paragraph" style:parent-style-name="Text_20_body" style:list-style-name="L5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54" style:family="paragraph" style:parent-style-name="Text_20_body" style:list-style-name="L6">
      <style:paragraph-properties fo:margin-top="0cm" fo:margin-bottom="0cm" style:contextual-spacing="false" fo:padding="0cm" fo:border="none"/>
    </style:style>
    <style:style style:name="P55" style:family="paragraph" style:parent-style-name="Text_20_body" style:list-style-name="L6">
      <style:paragraph-properties fo:margin-top="0cm" fo:margin-bottom="0cm" style:contextual-spacing="false" fo:text-align="justify" style:justify-single-word="false" fo:padding="0cm" fo:border="none"/>
    </style:style>
    <style:style style:name="T1" style:family="text">
      <style:text-properties officeooo:rsid="00158c3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8c3f" style:font-weight-asian="bold" style:font-weight-complex="bold"/>
    </style:style>
    <style:style style:name="T4" style:family="text">
      <style:text-properties fo:font-weight="bold" officeooo:rsid="0016c28e" style:font-weight-asian="bold" style:font-weight-complex="bold"/>
    </style:style>
    <style:style style:name="T5" style:family="text">
      <style:text-properties fo:font-weight="bold" officeooo:rsid="0017a114" style:font-weight-asian="bold" style:font-weight-complex="bold"/>
    </style:style>
    <style:style style:name="T6" style:family="text">
      <style:text-properties fo:font-weight="bold" officeooo:rsid="00524631" style:font-weight-asian="bold" style:font-weight-complex="bold"/>
    </style:style>
    <style:style style:name="T7" style:family="text">
      <style:text-properties fo:font-weight="bold" officeooo:rsid="00534525" style:font-weight-asian="bold" style:font-weight-complex="bold"/>
    </style:style>
    <style:style style:name="T8" style:family="text">
      <style:text-properties fo:font-weight="bold" officeooo:rsid="0053c344" style:font-weight-asian="bold" style:font-weight-complex="bold"/>
    </style:style>
    <style:style style:name="T9" style:family="text">
      <style:text-properties fo:font-weight="bold" officeooo:rsid="0054f05d" style:font-weight-asian="bold" style:font-weight-complex="bold"/>
    </style:style>
    <style:style style:name="T10" style:family="text">
      <style:text-properties fo:font-weight="bold" officeooo:rsid="0061356b" style:font-weight-asian="bold" style:font-weight-complex="bold"/>
    </style:style>
    <style:style style:name="T11" style:family="text">
      <style:text-properties fo:font-weight="bold" officeooo:rsid="00656e74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d3a21" style:font-weight-asian="normal" style:font-weight-complex="normal"/>
    </style:style>
    <style:style style:name="T14" style:family="text">
      <style:text-properties fo:font-weight="normal" officeooo:rsid="00524631" style:font-weight-asian="normal" style:font-weight-complex="normal"/>
    </style:style>
    <style:style style:name="T15" style:family="text">
      <style:text-properties fo:font-weight="normal" officeooo:rsid="00534525" style:font-weight-asian="normal" style:font-weight-complex="normal"/>
    </style:style>
    <style:style style:name="T16" style:family="text">
      <style:text-properties fo:font-weight="normal" officeooo:rsid="0054f05d" style:font-weight-asian="normal" style:font-weight-complex="normal"/>
    </style:style>
    <style:style style:name="T17" style:family="text">
      <style:text-properties officeooo:rsid="00371743"/>
    </style:style>
    <style:style style:name="T18" style:family="text">
      <style:text-properties officeooo:rsid="0037de56"/>
    </style:style>
    <style:style style:name="T19" style:family="text">
      <style:text-properties officeooo:rsid="004ac1f2"/>
    </style:style>
    <style:style style:name="T20" style:family="text">
      <style:text-properties officeooo:rsid="004e42bc"/>
    </style:style>
    <style:style style:name="T21" style:family="text">
      <style:text-properties officeooo:rsid="004e6afd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loext:padding="0cm" loext:border="none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style:font-name="Liberation Serif" fo:font-size="12pt" style:font-size-asian="12pt" style:font-size-complex="12pt" loext:padding="0.049cm" loext:border-left="2.24pt solid #ffffff" loext:border-right="2.24pt solid #ffffff" loext:border-top="1.5pt solid #ffffff" loext:border-bottom="1.5pt solid #ffffff"/>
    </style:style>
    <style:style style:name="T26" style:family="text">
      <style:text-properties style:font-name="Liberation Serif" fo:font-size="12pt" officeooo:rsid="0054f05d" style:font-size-asian="12pt" style:font-size-complex="12pt"/>
    </style:style>
    <style:style style:name="T27" style:family="text">
      <style:text-properties style:font-name="Liberation Serif" fo:font-size="12pt" officeooo:rsid="00690b4b" style:font-size-asian="12pt" style:font-size-complex="12pt"/>
    </style:style>
    <style:style style:name="T28" style:family="text">
      <style:text-properties style:font-name="Liberation Serif" fo:font-size="12pt" fo:font-weight="normal" officeooo:rsid="0062bc15" style:font-size-asian="12pt" style:font-weight-asian="normal" style:font-size-complex="12pt" style:font-weight-complex="normal"/>
    </style:style>
    <style:style style:name="T29" style:family="text">
      <style:text-properties style:font-name="Liberation Serif" officeooo:rsid="0069c0c9"/>
    </style:style>
    <style:style style:name="T30" style:family="text">
      <style:text-properties style:font-name="Liberation Serif" officeooo:rsid="0069f38c"/>
    </style:style>
    <style:style style:name="T31" style:family="text">
      <style:text-properties officeooo:rsid="00571f3c"/>
    </style:style>
    <style:style style:name="T32" style:family="text">
      <style:text-properties officeooo:rsid="0057bca4"/>
    </style:style>
    <style:style style:name="T33" style:family="text">
      <style:text-properties officeooo:rsid="00652e9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UDO1UT01</text:p>
      <text:p text:style-name="P25">Arquitecturas y Lenguajes de Programación en Clientes Web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33"><text:a xlink:type="simple" xlink:href="#__RefHeading___Toc58462_1463221969" text:style-name="Index_20_Link" text:visited-style-name="Index_20_Link">Resultado de aprendizaje, contenido y criterios de evaluación<text:tab/>1</text:a></text:p>
          <text:p text:style-name="P33"><text:a xlink:type="simple" xlink:href="#__RefHeading___Toc7499_174341323" text:style-name="Index_20_Link" text:visited-style-name="Index_20_Link">Instrucciones<text:tab/>2</text:a></text:p>
          <text:p text:style-name="P33"><text:a xlink:type="simple" xlink:href="#__RefHeading___Toc7501_174341323" text:style-name="Index_20_Link" text:visited-style-name="Index_20_Link">Actividades<text:tab/>2</text:a></text:p>
          <text:p text:style-name="P34"><text:a xlink:type="simple" xlink:href="#__RefHeading___Toc7384_2264506497" text:style-name="Index_20_Link" text:visited-style-name="Index_20_Link"><text:s/>Actividad 1 (tiempo estimado 25 minutos)<text:tab/>2</text:a></text:p>
          <text:p text:style-name="P34"><text:a xlink:type="simple" xlink:href="#__RefHeading___Toc7368_2264506497" text:style-name="Index_20_Link" text:visited-style-name="Index_20_Link"><text:s/>Actividad 2 (tiempo estimado 30 minutos)<text:tab/>3</text:a></text:p>
          <text:p text:style-name="P34"><text:a xlink:type="simple" xlink:href="#__RefHeading___Toc7370_2264506497" text:style-name="Index_20_Link" text:visited-style-name="Index_20_Link"><text:s/>Actividad 3 (tiempo estimado 25 minutos)<text:tab/>4</text:a></text:p>
          <text:p text:style-name="P34"><text:a xlink:type="simple" xlink:href="#__RefHeading___Toc7372_2264506497" text:style-name="Index_20_Link" text:visited-style-name="Index_20_Link"><text:s/>Actividad 4 (tiempo estimado 10 minutos)<text:tab/>5</text:a></text:p>
          <text:p text:style-name="P33"><text:a xlink:type="simple" xlink:href="#__RefHeading___Toc7503_174341323" text:style-name="Index_20_Link" text:visited-style-name="Index_20_Link">Rúbrica<text:tab/>6</text:a></text:p>
        </text:index-body>
      </text:table-of-content>
      <text:p text:style-name="Text_20_body"/>
      <text:p text:style-name="Text_20_body"/>
      <text:h text:style-name="Heading_20_1" text:outline-level="1"><text:bookmark-start text:name="__RefHeading___Toc58462_1463221969"/>Resultado de aprendizaje, contenido y criterios de evaluación<text:bookmark-end text:name="__RefHeading___Toc58462_1463221969"/></text:h>
      <text:p text:style-name="P13"/>
      <table:table table:name="Tabla3" table:style-name="Tabla3">
        <table:table-column table:style-name="Tabla3.A"/>
        <table:table-row>
          <table:table-cell table:style-name="Tabla3.A1" office:value-type="string">
            <text:p text:style-name="P19">Resultado de aprendizaje</text:p>
          </table:table-cell>
        </table:table-row>
        <table:table-row>
          <table:table-cell table:style-name="Tabla3.A2" office:value-type="string">
            <text:p text:style-name="P21">RA1. Selecciona las arquitecturas y tecnologías de programación sobre clientes web, identificando y analizando las capacidades y características de cada una.</text:p>
          </table:table-cell>
        </table:table-row>
        <table:table-row>
          <table:table-cell table:style-name="Tabla3.A3" office:value-type="string">
            <text:p text:style-name="P20">Contenido</text:p>
          </table:table-cell>
        </table:table-row>
        <table:table-row>
          <table:table-cell table:style-name="Tabla3.A2" office:value-type="string">
            <text:p text:style-name="P6">1 - Mecanismos de ejecución de código en un navegador web</text:p>
            <text:p text:style-name="P6">2 - Capacidades y limitaciones de ejecución</text:p>
            <text:p text:style-name="P6">3 - Lenguajes de programación en entorno cliente </text:p>
            <text:p text:style-name="P6">4 - Tecnologías y lenguajes asociados</text:p>
            <text:p text:style-name="P6">5 - Integración del código con las etiquetas HTML</text:p>
            <text:p text:style-name="P6">6 - Herramientas de programación y prueba sobre clientes web. Librerías y frameworks</text:p>
          </table:table-cell>
        </table:table-row>
        <table:table-row>
          <table:table-cell table:style-name="Tabla3.A3" office:value-type="string">
            <text:p text:style-name="P20">Criterios de evaluación</text:p>
          </table:table-cell>
        </table:table-row>
        <table:table-row>
          <table:table-cell table:style-name="Tabla3.A2" office:value-type="string">
            <text:p text:style-name="P6">a) Se han caracterizado y diferenciado los modelos de ejecución de código en el servidor y en el cliente web</text:p>
            <text:p text:style-name="P6">b) Se han identificado las capacidades y mecanismos de ejecución de código de los navegadores web.</text:p>
            <text:p text:style-name="P6">c) Se han identificado y caracterizado los principales lenguajes relacionados con la programación de clientes web</text:p>
            <text:p text:style-name="P6">d) Se han reconocido las particularidades de la programación de guiones y sus ventajas y desventajas sobre la programación tradicional</text:p>
            <text:p text:style-name="P6">e) Se han verificado los mecanismos de integración de los lenguajes de marcas con los lenguajes de programación de clientes web.</text:p>
            <text:p text:style-name="P6">f) Se han reconocido y evaluado las herramientas de programación y prueba sobre clientes web.</text:p>
          </table:table-cell>
        </table:table-row>
      </table:table>
      <text:p text:style-name="P13"/>
      <text:p text:style-name="P13"/>
      <text:h text:style-name="P37" text:outline-level="1"><text:bookmark-start text:name="__RefHeading___Toc7499_174341323"/><text:soft-page-break/>Instrucciones<text:bookmark-end text:name="__RefHeading___Toc7499_174341323"/></text:h>
      <text:list xml:id="list1452276159" text:style-name="L1">
        <text:list-item>
          <text:p text:style-name="P42">Desarrolla <text:span text:style-name="T20">sobre este mismo documento </text:span>lo que se pide <text:span text:style-name="T20">en cada</text:span> apartado.</text:p>
        </text:list-item>
        <text:list-item>
          <text:p text:style-name="P42">Si hay código: crea un cuadro de texto, escribe el nombre del fichero y debajo pega el código.</text:p>
        </text:list-item>
        <text:list-item>
          <text:p text:style-name="P42">Pasa el documento <text:span text:style-name="T33">final </text:span>a pdf.</text:p>
        </text:list-item>
        <text:list-item>
          <text:p text:style-name="P42">Nombra el fichero como TuNombre_Apellido1_Ape<text:span text:style-name="T19">ll</text:span>id<text:span text:style-name="T19">o</text:span>2_ UDO1<text:span text:style-name="T21">PO</text:span>01.pdf</text:p>
        </text:list-item>
        <text:list-item>
          <text:p text:style-name="P43">Súbelo a la tarea de CAMPUS.</text:p>
        </text:list-item>
      </text:list>
      <text:h text:style-name="P37" text:outline-level="1"><text:bookmark-start text:name="__RefHeading___Toc7501_174341323"/>Actividades<text:bookmark-end text:name="__RefHeading___Toc7501_174341323"/></text:h>
      <text:p text:style-name="P3"><text:tab/><text:span text:style-name="T1">A partir del documento </text:span><text:span text:style-name="T3">UD01DOC01 - Arquitecturas y Lenguajes de Programación en Clientes Web</text:span><text:span text:style-name="T1"> realiza las siguientes actividades:</text:span></text:p>
      <text:p text:style-name="P3"/>
      <text:h text:style-name="Heading_20_2" text:outline-level="2"><text:bookmark-start text:name="__RefHeading___Toc7384_2264506497"/><text:tab/><text:span text:style-name="T2">Actividad 1 <text:s text:c="3"/></text:span><text:span text:style-name="T28">(tiempo estimado 25 minutos)</text:span><text:bookmark-end text:name="__RefHeading___Toc7384_2264506497"/></text:h>
      <text:p text:style-name="P14"><text:span text:style-name="T2"><text:tab/>Criterio de evaluación: </text:span><text:span text:style-name="T12">a, </text:span><text:span text:style-name="T14">d </text:span></text:p>
      <text:p text:style-name="P3"><text:tab/><text:span text:style-name="T4">Apartado: 1. </text:span></text:p>
      <text:p text:style-name="P7"><text:tab/>Investiga y compara los modelos de ejecución de código en el servidor (por ejemplo, con PHP o Node.js) y en el cliente (JavaScript en el navegador). Luego, responde:</text:p>
      <text:p text:style-name="P7"/>
      <text:list xml:id="list109742348" text:style-name="L2">
        <text:list-item>
          <text:p text:style-name="P44">¿En qué se diferencian esencialmente ambos modelos en términos de dónde se ejecuta el código y quién tiene acceso a los resultados?</text:p>
          <text:p text:style-name="P44"/>
        </text:list-item>
        <text:list-item>
          <text:p text:style-name="P44">Desde la consola del navegador (F12 → Console), ejecuta el siguiente código JavaScript: console.log('Hola desde el cliente'). Luego, intenta imaginar y explicar por qué no sería posible ejecutar un código PHP como &lt;?php echo 'Hola desde el servidor'; ?&gt; directamente en esa misma consola.</text:p>
          <text:p text:style-name="P44"/>
        </text:list-item>
        <text:list-item>
          <text:p text:style-name="P44">Reflexión: Basándote en lo anterior, enumera al menos una ventaja y una desventaja clave de la programación en el cliente (JavaScript) frente a la programación tradicional en el servidor.</text:p>
        </text:list-item>
      </text:list>
      <text:p text:style-name="P7"/>
      <text:p text:style-name="P3"/>
      <text:h text:style-name="P39" text:outline-level="2"><text:bookmark-start text:name="__RefHeading___Toc7368_2264506497"/><text:span text:style-name="T2"><text:tab/>Actividad </text:span><text:span text:style-name="T5">2 <text:s text:c="5"/></text:span><text:span text:style-name="T28">(tiempo estimado 30 minutos)</text:span><text:bookmark-end text:name="__RefHeading___Toc7368_2264506497"/></text:h>
      <text:p text:style-name="P15"><text:span text:style-name="T5"><text:tab/>Criterio de evaluación: </text:span><text:span text:style-name="T14">c, e</text:span></text:p>
      <text:p text:style-name="P4"><text:tab/><text:span text:style-name="T4">Apartado: </text:span><text:span text:style-name="T6">3 y 5</text:span><text:span text:style-name="T2">. </text:span></text:p>
      <text:p text:style-name="P12"><text:span text:style-name="T22"><text:tab/>Crea un archivo HTML llamado </text:span><text:span text:style-name="T29">index</text:span><text:span text:style-name="Source_20_Text"><text:span text:style-name="T23">.html</text:span></text:span><text:span text:style-name="T22"> que demuestre las </text:span><text:span text:style-name="Strong_20_Emphasis"><text:span text:style-name="T22">tres formas principales de integrar JavaScript</text:span></text:span><text:span text:style-name="T22"> en un documento HTML. </text:span><text:span text:style-name="T29">(</text:span><text:span text:style-name="T30">P</text:span><text:span text:style-name="T29">uedes usar alguno hecho en clase)</text:span></text:p>
      <text:p text:style-name="P45">El archivo debe contener:</text:p>
      <text:list xml:id="list805719577" text:style-name="L3">
        <text:list-item>
          <text:p text:style-name="P52"><text:span text:style-name="Strong_20_Emphasis"><text:span text:style-name="T22">Script en línea (Inline):</text:span></text:span><text:span text:style-name="T22"> Dentro de un evento </text:span><text:span text:style-name="Source_20_Text"><text:span text:style-name="T23">onclick</text:span></text:span><text:span text:style-name="T22"> de un botón, que alerte el mensaje: "Script inline ejecutado".</text:span></text:p>
        </text:list-item>
        <text:list-item>
          <text:p text:style-name="P52"><text:span text:style-name="Strong_20_Emphasis"><text:span text:style-name="T22">Script interno (Embedded):</text:span></text:span><text:span text:style-name="T22"> Dentro de una etiqueta </text:span><text:span text:style-name="Source_20_Text"><text:span text:style-name="T23">&lt;script&gt;</text:span></text:span><text:span text:style-name="T22"> en el </text:span><text:span text:style-name="Source_20_Text"><text:span text:style-name="T23">&lt;head&gt;</text:span></text:span><text:span text:style-name="T22">, que defina una función llamada </text:span><text:span text:style-name="Source_20_Text"><text:span text:style-name="T23">saludar()</text:span></text:span><text:span text:style-name="T22">. Esta función debe mostrar en un párrafo con id="saludo" el texto: "¡Hola desde un script interno!".</text:span></text:p>
        </text:list-item>
        <text:list-item>
          <text:p text:style-name="P52"><text:span text:style-name="Strong_20_Emphasis"><text:span text:style-name="T22">Script externo (External):</text:span></text:span><text:span text:style-name="T22"> Incluye un archivo externo llamado </text:span><text:span text:style-name="Source_20_Text"><text:span text:style-name="T23">script-externo.js</text:span></text:span><text:span text:style-name="T22"> usando la etiqueta </text:span><text:span text:style-name="Source_20_Text"><text:span text:style-name="T23">&lt;script src="..."&gt;</text:span></text:span><text:span text:style-name="T22"> al final del </text:span><text:span text:style-name="Source_20_Text"><text:span text:style-name="T23">&lt;body&gt;</text:span></text:span><text:span text:style-name="T22">. Este archivo debe contener una función que cambie el color de fondo de la página a </text:span><text:span text:style-name="Source_20_Text"><text:span text:style-name="T23">lightcyan</text:span></text:span><text:span text:style-name="T22">.</text:span></text:p>
        </text:list-item>
      </text:list>
      <text:p text:style-name="P27">Incluye los elementos HTML (botones, párrafos) necesarios para triggerear cada una de estas ejecuciones. Comenta brevemente en el código HTML cada una de las tres secciones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40" text:outline-level="2"><text:bookmark-start text:name="__RefHeading___Toc7370_2264506497"/><text:soft-page-break/><text:span text:style-name="T2"><text:tab/>Actividad </text:span><text:span text:style-name="T8">3 <text:s text:c="9"/></text:span><text:span text:style-name="T28">(tiempo estimado 25 minutos)</text:span><text:bookmark-end text:name="__RefHeading___Toc7370_2264506497"/></text:h>
      <text:p text:style-name="P16"><text:span text:style-name="T5"><text:tab/>Criterio de evaluación: </text:span><text:span text:style-name="T15">e, f</text:span></text:p>
      <text:p text:style-name="P8"><text:tab/><text:span text:style-name="T4">Apartado: </text:span><text:span text:style-name="T7">5</text:span><text:span text:style-name="T2"> </text:span><text:span text:style-name="T6">y 6</text:span><text:span text:style-name="T2">.</text:span></text:p>
      <text:p text:style-name="P28"><text:tab/>Sigue estos pasos:</text:p>
      <text:list xml:id="list4192682994" text:style-name="L4">
        <text:list-item>
          <text:p text:style-name="P46">Copia y pega el siguiente código HTML y JavaScript en un nuevo archivo. Contiene un error intencionado.</text:p>
        </text:list-item>
        <text:list-item>
          <text:p text:style-name="P46">Abre el archivo en tu navegador y observa el comportamiento incorrecto.</text:p>
        </text:list-item>
        <text:list-item>
          <text:p text:style-name="P47">Usa las Herramientas de Desarrollo (F12) para encontrar y solucionar el error. Sigue el flujo: a) Revisa la pestaña "Consola" para ver si hay errores.</text:p>
          <text:p text:style-name="P47">b) Si no hay errores evidentes, usa la pestaña "Sources"/"Debugger" para establecer un punto de ruptura (breakpoint) en la función validarFormulario() y ejecuta el código paso a paso, observando los valores de las variables.</text:p>
        </text:list-item>
      </text:list>
      <text:p text:style-name="P28"><text:tab/>Código con error:</text:p>
      <text:p text:style-name="P29">&lt;!DOCTYPE html&gt;</text:p>
      <text:p text:style-name="P29">&lt;html&gt;</text:p>
      <text:p text:style-name="P29">&lt;head&gt;</text:p>
      <text:p text:style-name="P29"><text:s text:c="4"/>&lt;title&gt;Actividad Depuración&lt;/title&gt;</text:p>
      <text:p text:style-name="P29">&lt;/head&gt;</text:p>
      <text:p text:style-name="P29">&lt;body&gt;</text:p>
      <text:p text:style-name="P29"><text:s text:c="4"/>&lt;form onsubmit="return validarFormulario()"&gt;</text:p>
      <text:p text:style-name="P29"><text:s text:c="8"/>&lt;input type="text" id="email" placeholder="Tu email"&gt;</text:p>
      <text:p text:style-name="P29"><text:s text:c="8"/>&lt;button type="submit"&gt;Enviar&lt;/button&gt;</text:p>
      <text:p text:style-name="P29"><text:s text:c="4"/>&lt;/form&gt;</text:p>
      <text:p text:style-name="P29"><text:s text:c="4"/>&lt;p id="mensaje"&gt;&lt;/p&gt;</text:p>
      <text:p text:style-name="P29"/>
      <text:p text:style-name="P29"><text:s text:c="4"/>&lt;script&gt;</text:p>
      <text:p text:style-name="P29"><text:s text:c="8"/>function validarFormulario() {</text:p>
      <text:p text:style-name="P29"><text:s text:c="12"/>let email = document.getElementById('email').value; // Obtiene el valor</text:p>
      <text:p text:style-name="P29"><text:s text:c="12"/>let mensaje = document.getElementById('mensaje');</text:p>
      <text:p text:style-name="P29"/>
      <text:p text:style-name="P29"><text:s text:c="12"/>// Intenta validar si el email contiene '@'</text:p>
      <text:p text:style-name="P29"><text:s text:c="12"/>if (email.indexOf('@') &gt; 0) { // Error lógico: debería ser &gt; -1</text:p>
      <text:p text:style-name="P29"><text:s text:c="16"/>mensaje.textContent = "Email válido. Formulario enviado.";</text:p>
      <text:p text:style-name="P29"><text:s text:c="16"/>return true;</text:p>
      <text:p text:style-name="P29"><text:s text:c="12"/>} else {</text:p>
      <text:p text:style-name="P29"><text:s text:c="16"/>mensaje.textContent = "Por favor, introduce un email válido.";</text:p>
      <text:p text:style-name="P29"><text:s text:c="16"/>return false; // Evita que el formulario se envíe</text:p>
      <text:p text:style-name="P29"><text:s text:c="12"/>}</text:p>
      <text:p text:style-name="P29"><text:s text:c="8"/>}</text:p>
      <text:p text:style-name="P29"><text:s text:c="4"/>&lt;/script&gt;</text:p>
      <text:p text:style-name="P29">&lt;/body&gt;</text:p>
      <text:p text:style-name="P29">&lt;/html&gt;</text:p>
      <text:p text:style-name="P48"/>
      <text:list xml:id="list134218073005094" text:continue-numbering="true" text:style-name="L4">
        <text:list-item>
          <text:p text:style-name="P46">Describe cuál fue el error, cómo lo identificaste usando las herramientas y escribe la corrección necesaria en el código.</text:p>
        </text:list-item>
      </text:list>
      <text:h text:style-name="P40" text:outline-level="2"><text:bookmark-start text:name="__RefHeading___Toc7372_2264506497"/><text:soft-page-break/><text:span text:style-name="T2"><text:tab/>Actividad </text:span><text:span text:style-name="T10">4 <text:s text:c="8"/></text:span><text:span text:style-name="T28">(tiempo estimado 10 minutos)</text:span><text:bookmark-end text:name="__RefHeading___Toc7372_2264506497"/></text:h>
      <text:p text:style-name="P17"><text:span text:style-name="T5"><text:tab/>Criterio de evaluación: </text:span><text:span text:style-name="T16">b</text:span></text:p>
      <text:p text:style-name="P9"><text:tab/><text:span text:style-name="T4">Apartado: </text:span><text:span text:style-name="T9">2</text:span><text:span text:style-name="T2">.</text:span></text:p>
      <text:p text:style-name="P11"><text:span text:style-name="T24"><text:tab/>Los navegadores web ejecutan código JavaScript en un entorno seguro y "enjaulado" conocido como </text:span><text:span text:style-name="Emphasis"><text:span text:style-name="T24">sandbox</text:span></text:span><text:span text:style-name="T24">. Este mecanismo es fundamental para las capacidades y limitaciones de ejecución. Investiga y realiza lo siguiente:</text:span></text:p>
      <text:list xml:id="list2405166865" text:style-name="L5">
        <text:list-header>
          <text:p text:style-name="P53"><text:span text:style-name="Strong_20_Emphasis"><text:span text:style-name="T27">1</text:span></text:span><text:span text:style-name="Strong_20_Emphasis"><text:span text:style-name="T26">.- </text:span></text:span><text:span text:style-name="Strong_20_Emphasis"><text:span text:style-name="T24">Experimento Práctico - La Política del Mismo Origen (Same-Origin Policy):</text:span></text:span></text:p>
        </text:list-header>
      </text:list>
      <text:list xml:id="list1505894175" text:style-name="L6">
        <text:list-item>
          <text:p text:style-name="P50">Abre las herramientas de desarrollo de tu navegador (F12) y ve a la pestaña "Consola".</text:p>
        </text:list-item>
        <text:list-item>
          <text:p text:style-name="P54"><text:span text:style-name="T26">V</text:span><text:span text:style-name="T24">isita un sitio web popular como </text:span><text:a xlink:type="simple" xlink:href="https://www.wikipedia.org/" office:target-frame-name="_blank" xlink:show="new" text:style-name="Internet_20_link" text:visited-style-name="Visited_20_Internet_20_Link"><text:span text:style-name="T25">https://www.wikipedia.org</text:span></text:a><text:span text:style-name="T24">.</text:span></text:p>
        </text:list-item>
        <text:list-item>
          <text:p text:style-name="P51">Intenta ejecutar el siguiente código en la consola para intentar leer información de otro origen (dominio):</text:p>
        </text:list-item>
      </text:list>
      <text:p text:style-name="P26">fetch('https://jsonplaceholder.<text:span text:style-name="T31">org</text:span>/<text:span text:style-name="T32">users</text:span>')</text:p>
      <text:p text:style-name="P26"><text:s text:c="2"/>.then(response =&gt; response.json())</text:p>
      <text:p text:style-name="P26"><text:s text:c="2"/>.then(json =&gt; console.log(json))</text:p>
      <text:p text:style-name="P26"><text:s text:c="2"/>.catch(error =&gt; console.error('Error:', error));</text:p>
      <text:list xml:id="list134216533112731" text:continue-numbering="true" text:style-name="L6">
        <text:list-header>
          <text:p text:style-name="P41"/>
        </text:list-header>
        <text:list-item>
          <text:p text:style-name="P55"><text:span text:style-name="Strong_20_Emphasis"><text:span text:style-name="T24">Observa y analiza:</text:span></text:span><text:span text:style-name="T24"> ¿Qué sucede? Si obtienes un error, cópialo y explícalo brevemente. ¿Qué mecanismo de seguridad del navegador está impidiendo o permitiendo esta acción?</text:span></text:p>
        </text:list-item>
        <text:list-item>
          <text:p text:style-name="P55"><text:span text:style-name="Strong_20_Emphasis"><text:span text:style-name="T24">Contrasta:</text:span></text:span><text:span text:style-name="T24"> Ahora visita la página de prueba de JSONPlaceholder </text:span><text:a xlink:type="simple" xlink:href="https://jsonplaceholder.typicode.com/" office:target-frame-name="_blank" xlink:show="new" text:style-name="Internet_20_link" text:visited-style-name="Visited_20_Internet_20_Link"><text:span text:style-name="T25">https://jsonplaceholder.typicode.com</text:span></text:a><text:span text:style-name="T24"> y ejecuta el mismo código en su consola. ¿Ocurre lo mismo? ¿Por qué?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8" text:outline-level="1"><text:bookmark-start text:name="__RefHeading___Toc7503_174341323"/><text:soft-page-break/><text:span text:style-name="Strong_20_Emphasis">Rúbrica</text:span><text:bookmark-end text:name="__RefHeading___Toc7503_174341323"/></text:h>
      <text:p text:style-name="P5"><text:span text:style-name="Strong_20_Emphasis"><text:span text:style-name="T13"/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P31">Criterio</text:p>
            </table:table-cell>
            <table:table-cell table:style-name="Tabla1.A1" office:value-type="string">
              <text:p text:style-name="P31">Excelente (10)</text:p>
            </table:table-cell>
            <table:table-cell table:style-name="Tabla1.A1" office:value-type="string">
              <text:p text:style-name="P31">Bien (7)</text:p>
            </table:table-cell>
            <table:table-cell table:style-name="Tabla1.A1" office:value-type="string">
              <text:p text:style-name="P31">Suficiente (5)</text:p>
            </table:table-cell>
            <table:table-cell table:style-name="Tabla1.E1" office:value-type="string">
              <text:p text:style-name="P31">Insuficiente (0)</text:p>
            </table:table-cell>
          </table:table-row>
        </table:table-header-rows>
        <table:table-row>
          <table:table-cell table:style-name="Tabla1.A2" office:value-type="string">
            <text:p text:style-name="P30">a) Se han caracterizado y diferenciado los modelos de ejecución de código en el servidor y en el cliente web</text:p>
          </table:table-cell>
          <table:table-cell table:style-name="Tabla1.A2" office:value-type="string">
            <text:p text:style-name="P30">Explicación clara y detallada de las diferencias de ejecución cliente/servidor, con ejemplos precisos y correctos. <text:span text:style-name="T11">(1,5 puntos)</text:span></text:p>
          </table:table-cell>
          <table:table-cell table:style-name="Tabla1.A2" office:value-type="string">
            <text:p text:style-name="P32">Explicación correcta, pero con ejemplos poco desarrollados o faltan detalles menores. <text:span text:style-name="T11">(1,05 puntos)</text:span></text:p>
          </table:table-cell>
          <table:table-cell table:style-name="Tabla1.A2" office:value-type="string">
            <text:p text:style-name="P32">Explicación básica, con confusión parcial entre cliente y servidor. <text:span text:style-name="T11">(0,75 puntos)</text:span></text:p>
          </table:table-cell>
          <table:table-cell table:style-name="Tabla1.E2" office:value-type="string">
            <text:p text:style-name="P32">No identifica diferencias o la explicación es incorrecta. <text:span text:style-name="T11">(0 puntos)</text:span></text:p>
          </table:table-cell>
        </table:table-row>
        <table:table-row>
          <table:table-cell table:style-name="Tabla1.A2" office:value-type="string">
            <text:p text:style-name="P30">b) Se han identificado las capacidades y mecanismos de ejecución de código de los navegadores web</text:p>
          </table:table-cell>
          <table:table-cell table:style-name="Tabla1.A2" office:value-type="string">
            <text:p text:style-name="P32">Respuesta completa sobre sandbox, políticas de seguridad y limitaciones, incluyendo resultados correctos de experimentos prácticos. <text:span text:style-name="T11">(1,5 puntos)</text:span></text:p>
          </table:table-cell>
          <table:table-cell table:style-name="Tabla1.A2" office:value-type="string">
            <text:p text:style-name="P32">Respuesta correcta, con omisión de algún detalle menor o ejemplo incompleto. <text:span text:style-name="T11">(1,05 puntos)</text:span></text:p>
          </table:table-cell>
          <table:table-cell table:style-name="Tabla1.A2" office:value-type="string">
            <text:p text:style-name="P32">Identifica capacidades básicas, pero con errores conceptuales sobre el sandbox o Same-Origin Policy. <text:span text:style-name="T11">(0,75 puntos)</text:span></text:p>
          </table:table-cell>
          <table:table-cell table:style-name="Tabla1.E2" office:value-type="string">
            <text:p text:style-name="P32">No identifica capacidades ni limitaciones, respuestas incorrectas. <text:span text:style-name="T11">(0 puntos)</text:span></text:p>
          </table:table-cell>
        </table:table-row>
        <table:table-row>
          <table:table-cell table:style-name="Tabla1.A2" office:value-type="string">
            <text:p text:style-name="P30">c) Se han identificado y caracterizado los principales lenguajes relacionados con la programación de clientes web</text:p>
          </table:table-cell>
          <table:table-cell table:style-name="Tabla1.A2" office:value-type="string">
            <text:p text:style-name="P32">Mención completa de HTML, CSS, JavaScript, con sus características, ventajas y desventajas, y ejemplos claros de integración. <text:span text:style-name="T11">(1 puntos)</text:span></text:p>
          </table:table-cell>
          <table:table-cell table:style-name="Tabla1.A2" office:value-type="string">
            <text:p text:style-name="P32">Mención correcta de los lenguajes, pero falta detalle en características o ejemplos. <text:span text:style-name="T11">(0,7 puntos)</text:span></text:p>
          </table:table-cell>
          <table:table-cell table:style-name="Tabla1.A2" office:value-type="string">
            <text:p text:style-name="P32">Identifica al menos un lenguaje correctamente, pero sin explicar características. <text:span text:style-name="T11">(0,5 puntos)</text:span></text:p>
          </table:table-cell>
          <table:table-cell table:style-name="Tabla1.E2" office:value-type="string">
            <text:p text:style-name="P32">No identifica correctamente los lenguajes o sus características. <text:span text:style-name="T11">(0 puntos)</text:span></text:p>
          </table:table-cell>
        </table:table-row>
        <table:table-row>
          <table:table-cell table:style-name="Tabla1.A2" office:value-type="string">
            <text:p text:style-name="P30">d) Se han reconocido las particularidades de la programación de guiones y sus ventajas y desventajas sobre la programación tradicional</text:p>
          </table:table-cell>
          <table:table-cell table:style-name="Tabla1.A2" office:value-type="string">
            <text:p text:style-name="P32">Reflexión clara, identificando ventajas y desventajas de JS frente a la programación tradicional en servidor, con ejemplos. <text:span text:style-name="T11">(1 puntos)</text:span></text:p>
          </table:table-cell>
          <table:table-cell table:style-name="Tabla1.A2" office:value-type="string">
            <text:p text:style-name="P32">Reflexión correcta, pero con pocos ejemplos o argumentos poco desarrollados. <text:span text:style-name="T11">(0,7 puntos)</text:span></text:p>
          </table:table-cell>
          <table:table-cell table:style-name="Tabla1.A2" office:value-type="string">
            <text:p text:style-name="P32">Reflexión superficial, ventajas/desventajas poco claras <text:span text:style-name="T11">(0,5 puntos)</text:span>.</text:p>
          </table:table-cell>
          <table:table-cell table:style-name="Tabla1.E2" office:value-type="string">
            <text:p text:style-name="P32">No identifica particularidades ni ventajas/desventajas. <text:span text:style-name="T11">(0 puntos)</text:span></text:p>
          </table:table-cell>
        </table:table-row>
        <table:table-row>
          <table:table-cell table:style-name="Tabla1.A2" office:value-type="string">
            <text:p text:style-name="P30">e) Se han verificado los mecanismos de integración de los lenguajes de marcas con los lenguajes de programación de clientes web</text:p>
          </table:table-cell>
          <table:table-cell table:style-name="Tabla1.A2" office:value-type="string">
            <text:p text:style-name="P32">Ejemplo HTML con integración inline, interna y externa completamente funcional, correctamente comentado y explicado. <text:span text:style-name="T11">(1,5 puntos)</text:span></text:p>
          </table:table-cell>
          <table:table-cell table:style-name="Tabla1.A2" office:value-type="string">
            <text:p text:style-name="P32">Ejemplo funcional, pero algún comentario o explicación incompleta. <text:span text:style-name="T11">(1,05 puntos)</text:span></text:p>
          </table:table-cell>
          <table:table-cell table:style-name="Tabla1.A2" office:value-type="string">
            <text:p text:style-name="P32">Ejemplo parcial, alguna integración no funciona o explicación insuficiente. <text:span text:style-name="T11">(0,75 puntos)</text:span></text:p>
          </table:table-cell>
          <table:table-cell table:style-name="Tabla1.E2" office:value-type="string">
            <text:p text:style-name="P32">No integra correctamente los scripts, ni comentarios ni explicaciones. <text:span text:style-name="T11">(0 puntos)</text:span></text:p>
          </table:table-cell>
        </table:table-row>
        <table:table-row>
          <table:table-cell table:style-name="Tabla1.A2" office:value-type="string">
            <text:p text:style-name="P30">f) Se han reconocido y evaluado las herramientas de programación y prueba sobre clientes web</text:p>
          </table:table-cell>
          <table:table-cell table:style-name="Tabla1.A2" office:value-type="string">
            <text:p text:style-name="P32">Identificación precisa de herramientas (consola, debugger, breakpoints) y uso correcto para depuración del error del formulario. <text:span text:style-name="T11">(1 puntos)</text:span></text:p>
          </table:table-cell>
          <table:table-cell table:style-name="Tabla1.A2" office:value-type="string">
            <text:p text:style-name="P32">Identificación correcta, pero uso parcial de herramientas o explicación incompleta. <text:span text:style-name="T11">(0,7 puntos)</text:span></text:p>
          </table:table-cell>
          <table:table-cell table:style-name="Tabla1.A2" office:value-type="string">
            <text:p text:style-name="P32">Reconoce algunas herramientas, pero sin aplicar correctamente a la depuración. <text:span text:style-name="T11">(0,5 puntos)</text:span></text:p>
          </table:table-cell>
          <table:table-cell table:style-name="Tabla1.E2" office:value-type="string">
            <text:p text:style-name="P32">No identifica ni utiliza herramientas correctamente. <text:span text:style-name="T11">(0 puntos)</text:span></text:p>
          </table:table-cell>
        </table:table-row>
        <table:table-row>
          <table:table-cell table:style-name="Tabla1.A2" office:value-type="string">
            <text:p text:style-name="P30">Ejecución práctica y depuración</text:p>
          </table:table-cell>
          <table:table-cell table:style-name="Tabla1.A2" office:value-type="string">
            <text:p text:style-name="P32">Código corregido y funcionando perfectamente, con explicación clara de error, cómo se identificó y cómo se solucionó. <text:span text:style-name="T11">(1,05 puntos)</text:span></text:p>
          </table:table-cell>
          <table:table-cell table:style-name="Tabla1.A2" office:value-type="string">
            <text:p text:style-name="P32">Código funcional, explicación correcta pero incompleta o poco detallada sobre la identificación del error. <text:span text:style-name="T11">(1,05 puntos)</text:span></text:p>
          </table:table-cell>
          <table:table-cell table:style-name="Tabla1.A2" office:value-type="string">
            <text:p text:style-name="P32">Código parcialmente funcional, explicación confusa o incompleta del error. <text:span text:style-name="T11">(0,75 puntos)</text:span></text:p>
          </table:table-cell>
          <table:table-cell table:style-name="Tabla1.E2" office:value-type="string">
            <text:p text:style-name="P32">Código no funcional, sin explicación válida del error. <text:span text:style-name="T11">(0 puntos)</text:span></text:p>
          </table:table-cell>
        </table:table-row>
        <table:table-row>
          <table:table-cell table:style-name="Tabla1.A2" office:value-type="string">
            <text:p text:style-name="P30">Experimentación Same-Origin y fetch</text:p>
          </table:table-cell>
          <table:table-cell table:style-name="Tabla1.A2" office:value-type="string">
            <text:p text:style-name="P32">Explicación completa del error o éxito de la petición, relacionando correctamente con políticas de seguridad y sandbox. <text:span text:style-name="T11">(1 puntos)</text:span></text:p>
          </table:table-cell>
          <table:table-cell table:style-name="Tabla1.A2" office:value-type="string">
            <text:p text:style-name="P32">Explicación correcta, pero detalle parcial sobre políticas de seguridad. <text:span text:style-name="T11">(0,7 puntos)</text:span></text:p>
          </table:table-cell>
          <table:table-cell table:style-name="Tabla1.A2" office:value-type="string">
            <text:p text:style-name="P32">Explicación básica o con errores conceptuales sobre sandbox/SOP. <text:span text:style-name="T11">(0,5 puntos)</text:span></text:p>
          </table:table-cell>
          <table:table-cell table:style-name="Tabla1.E2" office:value-type="string">
            <text:p text:style-name="P32">No comprende el resultado ni las políticas de seguridad. <text:span text:style-name="T11">(0 puntos)</text:span></text:p>
          </table:table-cell>
        </table:table-row>
      </table:table>
      <text:p text:style-name="P5"><text:span text:style-name="Strong_20_Emphasis"><text:span text:style-name="T13"/></text:span></text:p>
      <text:p text:style-name="P5"><text:span text:style-name="Strong_20_Emphasis"><text:span text:style-name="T13"/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A"/>
        <table:table-column table:style-name="Tabla4.C"/>
        <table:table-column table:style-name="Tabla4.F"/>
        <table:table-row>
          <table:table-cell table:style-name="Tabla4.A1" office:value-type="string">
            <text:p text:style-name="P22"/>
          </table:table-cell>
          <table:table-cell table:style-name="Tabla4.B1" office:value-type="string">
            <text:p text:style-name="P23">Se retrasa más de 5 días</text:p>
          </table:table-cell>
          <table:table-cell table:style-name="Tabla4.B1" office:value-type="string">
            <text:p text:style-name="P24">Se retrasa entre 4 y 5 días</text:p>
          </table:table-cell>
          <table:table-cell table:style-name="Tabla4.B1" office:value-type="string">
            <text:p text:style-name="P24">Se retrasa entre 2 y 3 días</text:p>
          </table:table-cell>
          <table:table-cell table:style-name="Tabla4.B1" office:value-type="string">
            <text:p text:style-name="P24">Se retrasa 1 día.</text:p>
          </table:table-cell>
          <table:table-cell table:style-name="Tabla4.F1" office:value-type="string">
            <text:p text:style-name="P23">Entrega en plazo</text:p>
          </table:table-cell>
        </table:table-row>
        <table:table-row>
          <table:table-cell table:style-name="Tabla4.A2" office:value-type="string">
            <text:p text:style-name="P22">Entrega tarea en plazo</text:p>
          </table:table-cell>
          <table:table-cell table:style-name="Tabla4.B2" office:value-type="string">
            <text:p text:style-name="P2">- <text:span text:style-name="T17">5</text:span></text:p>
          </table:table-cell>
          <table:table-cell table:style-name="Tabla4.B2" office:value-type="string">
            <text:p text:style-name="P2">- <text:span text:style-name="T18">3</text:span></text:p>
          </table:table-cell>
          <table:table-cell table:style-name="Tabla4.B2" office:value-type="string">
            <text:p text:style-name="P23">-<text:span text:style-name="T18">2</text:span></text:p>
          </table:table-cell>
          <table:table-cell table:style-name="Tabla4.B2" office:value-type="string">
            <text:p text:style-name="P23">-<text:span text:style-name="T18">1</text:span></text:p>
          </table:table-cell>
          <table:table-cell table:style-name="Tabla4.F2" office:value-type="string">
            <text:p text:style-name="P23">0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general_20_A0" style:display-name="Título general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, Arial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Predeterminado_7e_LT_7e_Gliederung_20_1" style:display-name="Predeterminado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Predeterminado_7e_LT_7e_Hintergrund" style:display-name="Predeterminado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, Arial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_20__28_WW_29_" style:display-name="Default Paragraph Font (WW)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" style:display-name="ListLabel 1" style:family="paragraph">
      <style:text-properties style:font-name="Calibri" fo:font-family="Calibri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" style:display-name="ListLabel 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" style:display-name="ListLabel 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" style:display-name="ListLabel 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" style:display-name="ListLabel 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" style:display-name="ListLabel 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" style:display-name="ListLabel 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" style:display-name="ListLabel 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" style:display-name="ListLabel 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" style:display-name="ListLabel 10" style:family="paragraph">
      <style:text-properties style:font-name="Calibri" fo:font-family="Calibri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" style:display-name="ListLabel 1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" style:display-name="ListLabel 1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" style:display-name="ListLabel 1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" style:display-name="ListLabel 1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" style:display-name="ListLabel 1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" style:display-name="ListLabel 1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" style:display-name="ListLabel 1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" style:display-name="ListLabel 1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" style:display-name="ListLabel 19" style:family="paragraph">
      <style:text-properties style:font-name="Calibri" fo:font-family="Calibri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" style:display-name="ListLabel 2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" style:display-name="ListLabel 2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" style:display-name="ListLabel 2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" style:display-name="ListLabel 2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" style:display-name="ListLabel 2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" style:display-name="ListLabel 2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" style:display-name="ListLabel 2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7" style:display-name="ListLabel 2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" style:display-name="ListLabel 28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9" style:display-name="ListLabel 29" style:family="paragraph">
      <style:text-properties style:font-name="Calibri" fo:font-family="Calibri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" style:display-name="ListLabel 3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" style:display-name="ListLabel 3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2" style:display-name="ListLabel 3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3" style:display-name="ListLabel 3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4" style:display-name="ListLabel 3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5" style:display-name="ListLabel 3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6" style:display-name="ListLabel 3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7" style:display-name="ListLabel 37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38" style:display-name="ListLabel 3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9" style:display-name="ListLabel 3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0" style:display-name="ListLabel 4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1" style:display-name="ListLabel 4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2" style:display-name="ListLabel 4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3" style:display-name="ListLabel 4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4" style:display-name="ListLabel 4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5" style:display-name="ListLabel 4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6" style:display-name="ListLabel 46" style:family="paragraph">
      <style:text-properties style:font-name="Arial MT" fo:font-family="'Arial M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7" style:display-name="ListLabel 4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8" style:display-name="ListLabel 4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9" style:display-name="ListLabel 4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0" style:display-name="ListLabel 5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1" style:display-name="ListLabel 5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2" style:display-name="ListLabel 5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3" style:display-name="ListLabel 5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4" style:display-name="ListLabel 5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5" style:display-name="ListLabel 55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56" style:display-name="ListLabel 5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7" style:display-name="ListLabel 5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8" style:display-name="ListLabel 5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9" style:display-name="ListLabel 5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0" style:display-name="ListLabel 6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1" style:display-name="ListLabel 6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2" style:display-name="ListLabel 6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3" style:display-name="ListLabel 6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4" style:display-name="ListLabel 64" style:family="paragraph">
      <style:text-properties style:font-name="Arial MT" fo:font-family="'Arial M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5" style:display-name="ListLabel 6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6" style:display-name="ListLabel 6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7" style:display-name="ListLabel 6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8" style:display-name="ListLabel 6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9" style:display-name="ListLabel 6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0" style:display-name="ListLabel 7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1" style:display-name="ListLabel 7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2" style:display-name="ListLabel 7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3" style:display-name="ListLabel 73" style:family="paragraph">
      <style:text-properties style:font-name="Calibri" fo:font-family="Calibri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4" style:display-name="ListLabel 7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5" style:display-name="ListLabel 7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6" style:display-name="ListLabel 7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7" style:display-name="ListLabel 7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8" style:display-name="ListLabel 7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9" style:display-name="ListLabel 7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0" style:display-name="ListLabel 8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1" style:display-name="ListLabel 8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2" style:display-name="ListLabel 82" style:family="paragraph">
      <style:text-properties style:font-name="Arial MT" fo:font-family="'Arial M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3" style:display-name="ListLabel 8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4" style:display-name="ListLabel 8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5" style:display-name="ListLabel 8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6" style:display-name="ListLabel 8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7" style:display-name="ListLabel 8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8" style:display-name="ListLabel 8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9" style:display-name="ListLabel 8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0" style:display-name="ListLabel 9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1" style:display-name="ListLabel 91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92" style:display-name="ListLabel 9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3" style:display-name="ListLabel 9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4" style:display-name="ListLabel 9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5" style:display-name="ListLabel 9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6" style:display-name="ListLabel 9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7" style:display-name="ListLabel 9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8" style:display-name="ListLabel 9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9" style:display-name="ListLabel 9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0" style:display-name="ListLabel 100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101" style:display-name="ListLabel 10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2" style:display-name="ListLabel 10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3" style:display-name="ListLabel 10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4" style:display-name="ListLabel 10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5" style:display-name="ListLabel 10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6" style:display-name="ListLabel 10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7" style:display-name="ListLabel 10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8" style:display-name="ListLabel 10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9" style:display-name="ListLabel 109" style:family="paragraph">
      <style:text-properties style:font-name="Arial MT" fo:font-family="'Arial M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0" style:display-name="ListLabel 11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1" style:display-name="ListLabel 11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2" style:display-name="ListLabel 11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3" style:display-name="ListLabel 11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4" style:display-name="ListLabel 11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5" style:display-name="ListLabel 11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6" style:display-name="ListLabel 11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7" style:display-name="ListLabel 11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8" style:display-name="ListLabel 118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119" style:display-name="ListLabel 11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0" style:display-name="ListLabel 12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1" style:display-name="ListLabel 12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2" style:display-name="ListLabel 12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3" style:display-name="ListLabel 12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4" style:display-name="ListLabel 12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5" style:display-name="ListLabel 12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6" style:display-name="ListLabel 12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7" style:display-name="ListLabel 127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128" style:display-name="ListLabel 12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9" style:display-name="ListLabel 12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0" style:display-name="ListLabel 13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1" style:display-name="ListLabel 13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2" style:display-name="ListLabel 13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3" style:display-name="ListLabel 13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4" style:display-name="ListLabel 13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5" style:display-name="ListLabel 13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6" style:display-name="ListLabel 136" style:family="paragraph">
      <style:text-properties style:font-name="Arial MT" fo:font-family="'Arial M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7" style:display-name="ListLabel 13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8" style:display-name="ListLabel 13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9" style:display-name="ListLabel 13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0" style:display-name="ListLabel 14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1" style:display-name="ListLabel 14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2" style:display-name="ListLabel 14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3" style:display-name="ListLabel 14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4" style:display-name="ListLabel 14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5" style:display-name="ListLabel 145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146" style:display-name="ListLabel 14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7" style:display-name="ListLabel 14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8" style:display-name="ListLabel 14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9" style:display-name="ListLabel 14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0" style:display-name="ListLabel 15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1" style:display-name="ListLabel 15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2" style:display-name="ListLabel 15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3" style:display-name="ListLabel 15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4" style:display-name="ListLabel 154" style:family="paragraph">
      <style:text-properties style:font-name="Arial MT" fo:font-family="'Arial M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5" style:display-name="ListLabel 15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6" style:display-name="ListLabel 15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7" style:display-name="ListLabel 15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8" style:display-name="ListLabel 15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9" style:display-name="ListLabel 15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0" style:display-name="ListLabel 16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1" style:display-name="ListLabel 16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2" style:display-name="ListLabel 16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3" style:display-name="ListLabel 163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164" style:display-name="ListLabel 16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5" style:display-name="ListLabel 16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6" style:display-name="ListLabel 16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7" style:display-name="ListLabel 16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8" style:display-name="ListLabel 16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9" style:display-name="ListLabel 16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0" style:display-name="ListLabel 17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1" style:display-name="ListLabel 17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2" style:display-name="ListLabel 172" style:family="paragraph">
      <style:text-properties style:font-name="Arial MT" fo:font-family="'Arial M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3" style:display-name="ListLabel 17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4" style:display-name="ListLabel 17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5" style:display-name="ListLabel 17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6" style:display-name="ListLabel 17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7" style:display-name="ListLabel 17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8" style:display-name="ListLabel 17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9" style:display-name="ListLabel 17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0" style:display-name="ListLabel 18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1" style:display-name="ListLabel 181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182" style:display-name="ListLabel 18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3" style:display-name="ListLabel 18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4" style:display-name="ListLabel 18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5" style:display-name="ListLabel 18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6" style:display-name="ListLabel 18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7" style:display-name="ListLabel 18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8" style:display-name="ListLabel 18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9" style:display-name="ListLabel 18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0" style:display-name="ListLabel 190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191" style:display-name="ListLabel 19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2" style:display-name="ListLabel 19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3" style:display-name="ListLabel 19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4" style:display-name="ListLabel 19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5" style:display-name="ListLabel 19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6" style:display-name="ListLabel 19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7" style:display-name="ListLabel 19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8" style:display-name="ListLabel 19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9" style:display-name="ListLabel 199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00" style:display-name="ListLabel 20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1" style:display-name="ListLabel 20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2" style:display-name="ListLabel 20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3" style:display-name="ListLabel 20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4" style:display-name="ListLabel 20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5" style:display-name="ListLabel 20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6" style:display-name="ListLabel 20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7" style:display-name="ListLabel 20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8" style:display-name="ListLabel 208" style:family="paragraph">
      <style:text-properties style:font-name="Arial MT" fo:font-family="'Arial M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9" style:display-name="ListLabel 20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0" style:display-name="ListLabel 21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1" style:display-name="ListLabel 21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2" style:display-name="ListLabel 21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3" style:display-name="ListLabel 21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4" style:display-name="ListLabel 21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5" style:display-name="ListLabel 21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6" style:display-name="ListLabel 21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7" style:display-name="ListLabel 217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18" style:display-name="ListLabel 21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9" style:display-name="ListLabel 21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0" style:display-name="ListLabel 22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1" style:display-name="ListLabel 22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2" style:display-name="ListLabel 22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3" style:display-name="ListLabel 22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4" style:display-name="ListLabel 22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5" style:display-name="ListLabel 22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6" style:display-name="ListLabel 226" style:family="paragraph">
      <style:text-properties style:font-name="Calibri" fo:font-family="Calibri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7" style:display-name="ListLabel 227" style:family="paragraph">
      <style:text-properties style:font-name="Arial MT" fo:font-family="'Arial M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8" style:display-name="ListLabel 22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9" style:display-name="ListLabel 22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0" style:display-name="ListLabel 23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1" style:display-name="ListLabel 23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2" style:display-name="ListLabel 23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3" style:display-name="ListLabel 23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4" style:display-name="ListLabel 23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5" style:display-name="ListLabel 235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36" style:display-name="ListLabel 23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7" style:display-name="ListLabel 23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8" style:display-name="ListLabel 23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9" style:display-name="ListLabel 23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0" style:display-name="ListLabel 24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1" style:display-name="ListLabel 24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2" style:display-name="ListLabel 24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3" style:display-name="ListLabel 24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4" style:display-name="ListLabel 244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45" style:display-name="ListLabel 24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6" style:display-name="ListLabel 24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7" style:display-name="ListLabel 24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8" style:display-name="ListLabel 24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9" style:display-name="ListLabel 24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0" style:display-name="ListLabel 25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1" style:display-name="ListLabel 25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2" style:display-name="ListLabel 25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3" style:display-name="ListLabel 253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54" style:display-name="ListLabel 25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5" style:display-name="ListLabel 25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6" style:display-name="ListLabel 25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7" style:display-name="ListLabel 25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8" style:display-name="ListLabel 25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9" style:display-name="ListLabel 25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0" style:display-name="ListLabel 26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1" style:display-name="ListLabel 26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2" style:display-name="ListLabel 262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63" style:display-name="ListLabel 26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4" style:display-name="ListLabel 26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5" style:display-name="ListLabel 26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6" style:display-name="ListLabel 26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7" style:display-name="ListLabel 26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8" style:display-name="ListLabel 26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9" style:display-name="ListLabel 26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70" style:display-name="ListLabel 27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71" style:display-name="ListLabel 271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72" style:display-name="ListLabel 27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73" style:display-name="ListLabel 27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74" style:display-name="ListLabel 27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75" style:display-name="ListLabel 27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76" style:display-name="ListLabel 27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77" style:display-name="ListLabel 27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78" style:display-name="ListLabel 27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79" style:display-name="ListLabel 27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0" style:display-name="ListLabel 280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81" style:display-name="ListLabel 28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2" style:display-name="ListLabel 28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3" style:display-name="ListLabel 28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4" style:display-name="ListLabel 28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5" style:display-name="ListLabel 28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6" style:display-name="ListLabel 28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7" style:display-name="ListLabel 28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8" style:display-name="ListLabel 28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9" style:display-name="ListLabel 289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90" style:display-name="ListLabel 290" style:family="paragraph">
      <style:text-properties style:font-name="Arial MT" fo:font-family="'Arial M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91" style:display-name="ListLabel 291" style:family="paragraph">
      <style:text-properties style:font-name="Arial MT" fo:font-family="'Arial M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92" style:display-name="ListLabel 29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93" style:display-name="ListLabel 29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94" style:display-name="ListLabel 29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95" style:display-name="ListLabel 29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96" style:display-name="ListLabel 29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97" style:display-name="ListLabel 29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98" style:display-name="ListLabel 298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99" style:display-name="ListLabel 29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0" style:display-name="ListLabel 30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1" style:display-name="ListLabel 30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2" style:display-name="ListLabel 30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3" style:display-name="ListLabel 30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4" style:display-name="ListLabel 30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5" style:display-name="ListLabel 30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6" style:display-name="ListLabel 30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7" style:display-name="ListLabel 307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308" style:display-name="ListLabel 30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9" style:display-name="ListLabel 30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0" style:display-name="ListLabel 31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1" style:display-name="ListLabel 31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2" style:display-name="ListLabel 31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3" style:display-name="ListLabel 31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4" style:display-name="ListLabel 31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5" style:display-name="ListLabel 31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6" style:display-name="ListLabel 316" style:family="paragraph">
      <style:text-properties style:font-name="Calibri" fo:font-family="Calibri" style:font-family-generic="roman" style:font-pitch="variable" fo:font-size="11pt" fo:letter-spacing="normal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317" style:display-name="ListLabel 31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8" style:display-name="ListLabel 31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9" style:display-name="ListLabel 31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20" style:display-name="ListLabel 32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21" style:display-name="ListLabel 32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22" style:display-name="ListLabel 32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23" style:display-name="ListLabel 32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24" style:display-name="ListLabel 32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Enlace_20_de_20_Internet" style:display-name="Enlace de Internet" style:family="paragraph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Enlace_20_del_20_índice" style:display-name="Enlace del índice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Símbolos_20_de_20_numeración" style:display-name="Símbolos de numeración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_20_Paragraph" style:display-name="List Paragraph" style:family="paragraph">
      <style:paragraph-properties fo:margin-left="2.729cm" fo:margin-right="0cm" fo:margin-top="0cm" fo:margin-bottom="0cm" style:contextual-spacing="false" style:line-height-at-least="0.353cm" fo:text-align="start" style:justify-single-word="false" fo:text-indent="0cm" style:auto-text-indent="false" style:writing-mode="lr-tb"/>
      <style:text-properties style:font-name="Arial" fo:font-family="Ari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Table_20_Paragraph" style:display-name="Table Paragraph" style:family="paragraph">
      <style:paragraph-properties fo:margin-left="0.146cm" fo:margin-right="0cm" fo:margin-top="0cm" fo:margin-bottom="0cm" style:contextual-spacing="false" style:line-height-at-least="0.353cm" fo:text-align="start" style:justify-single-word="false" fo:text-indent="0cm" style:auto-text-indent="false" style:writing-mode="lr-tb"/>
      <style:text-properties style:font-name="Calibri" fo:font-family="Calibri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Texto_20_original" style:display-name="Texto original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Destaque_20_mayor" style:display-name="Destaque mayor" style:family="paragraph"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2" style:font-family-complex="'Liberation Sans', Arial" style:font-family-generic-complex="system" style:font-pitch-complex="variable" style:font-size-complex="12pt"/>
    </style:style>
    <style:style style:name="Predeterminado_20_1_7e_LT_7e_Gliederung_20_1" style:display-name="Predeterminado 1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redeterminado_20_1_7e_LT_7e_Gliederung_20_2" style:display-name="Predeterminado 1~LT~Gliederung 2" style:family="paragraph" style:parent-style-name="Predeterminado_20_1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20_1_7e_LT_7e_Gliederung_20_3" style:display-name="Predeterminado 1~LT~Gliederung 3" style:family="paragraph" style:parent-style-name="Predeterminado_20_1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20_1_7e_LT_7e_Gliederung_20_4" style:display-name="Predeterminado 1~LT~Gliederung 4" style:family="paragraph" style:parent-style-name="Predeterminado_20_1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5" style:display-name="Predeterminado 1~LT~Gliederung 5" style:family="paragraph" style:parent-style-name="Predeterminado_20_1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6" style:display-name="Predeterminado 1~LT~Gliederung 6" style:family="paragraph" style:parent-style-name="Predeterminado_20_1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7" style:display-name="Predeterminado 1~LT~Gliederung 7" style:family="paragraph" style:parent-style-name="Predeterminado_20_1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8" style:display-name="Predeterminado 1~LT~Gliederung 8" style:family="paragraph" style:parent-style-name="Predeterminado_20_1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9" style:display-name="Predeterminado 1~LT~Gliederung 9" style:family="paragraph" style:parent-style-name="Predeterminado_20_1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Titel" style:display-name="Predeterminado 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0pt" style:font-style-asian="normal" style:font-weight-asian="bold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redeterminado_20_1_7e_LT_7e_Untertitel" style:display-name="Predeterminado 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redeterminado_20_1_7e_LT_7e_Hintergrundobjekte" style:display-name="Predeterminado 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Predeterminado_20_1_7e_LT_7e_Hintergrund" style:display-name="Predeterminado 1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3"/><text:page-number text:select-page="current">6</text:page-number><text:bookmark-end text:name="PageNumWizard_FOOTER_Estilo de página predeterminado3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00:11:49.999000000</meta:creation-date>
    <meta:editing-duration>PT2H11M53S</meta:editing-duration>
    <meta:editing-cycles>34</meta:editing-cycles>
    <meta:generator>LibreOffice/7.3.7.2$Linux_X86_64 LibreOffice_project/30$Build-2</meta:generator>
    <dc:date>2025-09-18T13:42:15.916221350</dc:date>
    <meta:print-date>2025-09-13T16:27:15.829000000</meta:print-date>
    <meta:document-statistic meta:table-count="3" meta:image-count="0" meta:object-count="0" meta:page-count="6" meta:paragraph-count="161" meta:word-count="1575" meta:character-count="10845" meta:non-whitespace-character-count="9202"/>
  </office:meta>
</office:document-meta>
</file>